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8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4.484cm"/>
    </style:style>
    <style:style style:name="co5" style:family="table-column">
      <style:table-column-properties fo:break-before="auto" style:column-width="4.9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4.615cm" svg:height="13.446cm" svg:x="0.945cm" svg:y="0.107cm">
            <draw:object draw:notify-on-update-of-ranges="Лист1.A1:Лист1.A1 Лист1.A2:Лист1.A201 Лист1.E1:Лист1.E1 Лист1.E2:Лист1.E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Число шагов</text:p>
          </table:table-cell>
          <table:table-cell office:value-type="string" calcext:value-type="string">
            <text:p>Результат программы</text:p>
          </table:table-cell>
          <table:table-cell office:value-type="string" calcext:value-type="string">
            <text:p>Ожидаемый результат</text:p>
          </table:table-cell>
          <table:table-cell office:value-type="string" calcext:value-type="string">
            <text:p>Абсолютная погрешность</text:p>
          </table:table-cell>
          <table:table-cell office:value-type="string" calcext:value-type="string">
            <text:p>Относительная погрешност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35398" calcext:value-type="float">
            <text:p>43,3539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20.28592" calcext:value-type="float">
            <text:p>-20,28592</text:p>
          </table:table-cell>
          <table:table-cell office:value-type="float" office:value="-0.318761" calcext:value-type="float">
            <text:p>-0,318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35398" calcext:value-type="float">
            <text:p>43,3539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20.28592" calcext:value-type="float">
            <text:p>-20,28592</text:p>
          </table:table-cell>
          <table:table-cell office:value-type="float" office:value="-0.318761" calcext:value-type="float">
            <text:p>-0,3187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.42794" calcext:value-type="float">
            <text:p>63,4279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21196" calcext:value-type="float">
            <text:p>-0,21196</text:p>
          </table:table-cell>
          <table:table-cell office:value-type="float" office:value="-0.00333055" calcext:value-type="float">
            <text:p>-0,00333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05309" calcext:value-type="float">
            <text:p>81,0530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7.41319" calcext:value-type="float">
            <text:p>17,41319</text:p>
          </table:table-cell>
          <table:table-cell office:value-type="float" office:value="0.273621" calcext:value-type="float">
            <text:p>0,273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.63154" calcext:value-type="float">
            <text:p>63,6315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836" calcext:value-type="float">
            <text:p>-0,00836</text:p>
          </table:table-cell>
          <table:table-cell office:value-type="float" office:value="-0.000131393" calcext:value-type="float">
            <text:p>-0,000131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.6721" calcext:value-type="float">
            <text:p>75,672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2.0322" calcext:value-type="float">
            <text:p>12,0322</text:p>
          </table:table-cell>
          <table:table-cell office:value-type="float" office:value="0.189067" calcext:value-type="float">
            <text:p>0,189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.4815" calcext:value-type="float">
            <text:p>73,481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9.8416" calcext:value-type="float">
            <text:p>9,8416</text:p>
          </table:table-cell>
          <table:table-cell office:value-type="float" office:value="0.154645" calcext:value-type="float">
            <text:p>0,154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.12141" calcext:value-type="float">
            <text:p>73,1214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9.48151" calcext:value-type="float">
            <text:p>9,48151</text:p>
          </table:table-cell>
          <table:table-cell office:value-type="float" office:value="0.148987" calcext:value-type="float">
            <text:p>0,1489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.50489" calcext:value-type="float">
            <text:p>70,5048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6.86499" calcext:value-type="float">
            <text:p>6,86499</text:p>
          </table:table-cell>
          <table:table-cell office:value-type="float" office:value="0.107872" calcext:value-type="float">
            <text:p>0,1078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.63153" calcext:value-type="float">
            <text:p>63,6315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837" calcext:value-type="float">
            <text:p>-0,00837</text:p>
          </table:table-cell>
          <table:table-cell office:value-type="float" office:value="-0.000131513" calcext:value-type="float">
            <text:p>-0,000131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.82288" calcext:value-type="float">
            <text:p>68,8228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5.18298" calcext:value-type="float">
            <text:p>5,18298</text:p>
          </table:table-cell>
          <table:table-cell office:value-type="float" office:value="0.0814424" calcext:value-type="float">
            <text:p>0,0814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.4519" calcext:value-type="float">
            <text:p>68,451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4.812" calcext:value-type="float">
            <text:p>4,812</text:p>
          </table:table-cell>
          <table:table-cell office:value-type="float" office:value="0.075613" calcext:value-type="float">
            <text:p>0,0756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19593" calcext:value-type="float">
            <text:p>4,20E-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.63947" calcext:value-type="float">
            <text:p>63,6394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043" calcext:value-type="float">
            <text:p>-0,00043</text:p>
          </table:table-cell>
          <table:table-cell table:style-name="ce1" office:value-type="float" office:value="-0.00000671349" calcext:value-type="float">
            <text:p>-6,71E-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539477" calcext:value-type="float">
            <text:p>5,39E-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67945" calcext:value-type="float">
            <text:p>63,6794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3955" calcext:value-type="float">
            <text:p>0,03955</text:p>
          </table:table-cell>
          <table:table-cell office:value-type="float" office:value="0.000621538" calcext:value-type="float">
            <text:p>0,000621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.3775" calcext:value-type="float">
            <text:p>66,377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2.7376" calcext:value-type="float">
            <text:p>2,7376</text:p>
          </table:table-cell>
          <table:table-cell office:value-type="float" office:value="0.0430171" calcext:value-type="float">
            <text:p>0,04301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.64831" calcext:value-type="float">
            <text:p>63,6483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841" calcext:value-type="float">
            <text:p>0,00841</text:p>
          </table:table-cell>
          <table:table-cell office:value-type="float" office:value="0.000132112" calcext:value-type="float">
            <text:p>0,000132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.91722" calcext:value-type="float">
            <text:p>65,9172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2.27732" calcext:value-type="float">
            <text:p>2,27732</text:p>
          </table:table-cell>
          <table:table-cell office:value-type="float" office:value="0.0357845" calcext:value-type="float">
            <text:p>0,03578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.79691" calcext:value-type="float">
            <text:p>65,796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2.15701" calcext:value-type="float">
            <text:p>2,15701</text:p>
          </table:table-cell>
          <table:table-cell office:value-type="float" office:value="0.0338939" calcext:value-type="float">
            <text:p>0,03389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.68893" calcext:value-type="float">
            <text:p>65,688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2.04903" calcext:value-type="float">
            <text:p>2,04903</text:p>
          </table:table-cell>
          <table:table-cell office:value-type="float" office:value="0.0321973" calcext:value-type="float">
            <text:p>0,03219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.59339" calcext:value-type="float">
            <text:p>65,5933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.95349" calcext:value-type="float">
            <text:p>1,95349</text:p>
          </table:table-cell>
          <table:table-cell office:value-type="float" office:value="0.030696" calcext:value-type="float">
            <text:p>0,030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79535" calcext:value-type="float">
            <text:p>4,80E-0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19593" calcext:value-type="float">
            <text:p>4,20E-0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.34885" calcext:value-type="float">
            <text:p>65,3488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.70895" calcext:value-type="float">
            <text:p>1,70895</text:p>
          </table:table-cell>
          <table:table-cell office:value-type="float" office:value="0.0268535" calcext:value-type="float">
            <text:p>0,02685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64036" calcext:value-type="float">
            <text:p>63,6403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46" calcext:value-type="float">
            <text:p>0,00046</text:p>
          </table:table-cell>
          <table:table-cell table:style-name="ce1" office:value-type="float" office:value="0.00000725297" calcext:value-type="float">
            <text:p>7,25E-0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.21874" calcext:value-type="float">
            <text:p>65,2187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.57884" calcext:value-type="float">
            <text:p>1,57884</text:p>
          </table:table-cell>
          <table:table-cell office:value-type="float" office:value="0.024809" calcext:value-type="float">
            <text:p>0,0248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.161" calcext:value-type="float">
            <text:p>65,16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.5211" calcext:value-type="float">
            <text:p>1,5211</text:p>
          </table:table-cell>
          <table:table-cell office:value-type="float" office:value="0.0239017" calcext:value-type="float">
            <text:p>0,02390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79535" calcext:value-type="float">
            <text:p>4,80E-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.64003" calcext:value-type="float">
            <text:p>63,6400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13" calcext:value-type="float">
            <text:p>0,00013</text:p>
          </table:table-cell>
          <table:table-cell table:style-name="ce1" office:value-type="float" office:value="0.00000209797" calcext:value-type="float">
            <text:p>2,10E-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.88872" calcext:value-type="float">
            <text:p>64,8887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.24882" calcext:value-type="float">
            <text:p>1,24882</text:p>
          </table:table-cell>
          <table:table-cell office:value-type="float" office:value="0.0196232" calcext:value-type="float">
            <text:p>0,01962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79826" calcext:value-type="float">
            <text:p>1,80E-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.72766" calcext:value-type="float">
            <text:p>64,7276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.08776" calcext:value-type="float">
            <text:p>1,08776</text:p>
          </table:table-cell>
          <table:table-cell office:value-type="float" office:value="0.0170924" calcext:value-type="float">
            <text:p>0,01709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.7004" calcext:value-type="float">
            <text:p>64,700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166641" calcext:value-type="float">
            <text:p>0,01666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.67448" calcext:value-type="float">
            <text:p>64,6744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1.03458" calcext:value-type="float">
            <text:p>1,03458</text:p>
          </table:table-cell>
          <table:table-cell office:value-type="float" office:value="0.0162568" calcext:value-type="float">
            <text:p>0,01625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79535" calcext:value-type="float">
            <text:p>4,80E-0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39768" calcext:value-type="float">
            <text:p>2,40E-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.60397" calcext:value-type="float">
            <text:p>64,6039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96407" calcext:value-type="float">
            <text:p>0,96407</text:p>
          </table:table-cell>
          <table:table-cell office:value-type="float" office:value="0.0151489" calcext:value-type="float">
            <text:p>0,01514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.58258" calcext:value-type="float">
            <text:p>64,5825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94268" calcext:value-type="float">
            <text:p>0,94268</text:p>
          </table:table-cell>
          <table:table-cell office:value-type="float" office:value="0.0148127" calcext:value-type="float">
            <text:p>0,01481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.54257" calcext:value-type="float">
            <text:p>64,5425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90267" calcext:value-type="float">
            <text:p>0,90267</text:p>
          </table:table-cell>
          <table:table-cell office:value-type="float" office:value="0.0141841" calcext:value-type="float">
            <text:p>0,0141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63.6399" calcext:value-type="float">
            <text:p>63,63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599419" calcext:value-type="float">
            <text:p>5,99E-0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39768" calcext:value-type="float">
            <text:p>2,40E-0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.63994" calcext:value-type="float">
            <text:p>63,6399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4" calcext:value-type="float">
            <text:p>0,00004</text:p>
          </table:table-cell>
          <table:table-cell table:style-name="ce1" office:value-type="float" office:value="0.000000599419" calcext:value-type="float">
            <text:p>5,99E-0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44087" calcext:value-type="float">
            <text:p>64,4408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80097" calcext:value-type="float">
            <text:p>0,80097</text:p>
          </table:table-cell>
          <table:table-cell office:value-type="float" office:value="0.012586" calcext:value-type="float">
            <text:p>0,0125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539477" calcext:value-type="float">
            <text:p>5,39E-0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.39825" calcext:value-type="float">
            <text:p>64,3982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75835" calcext:value-type="float">
            <text:p>0,75835</text:p>
          </table:table-cell>
          <table:table-cell office:value-type="float" office:value="0.0119162" calcext:value-type="float">
            <text:p>0,01191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3.6399" calcext:value-type="float">
            <text:p>63,63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599419" calcext:value-type="float">
            <text:p>5,99E-0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.37228" calcext:value-type="float">
            <text:p>64,3722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73238" calcext:value-type="float">
            <text:p>0,73238</text:p>
          </table:table-cell>
          <table:table-cell office:value-type="float" office:value="0.0115082" calcext:value-type="float">
            <text:p>0,01150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.35996" calcext:value-type="float">
            <text:p>64,3599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72006" calcext:value-type="float">
            <text:p>0,72006</text:p>
          </table:table-cell>
          <table:table-cell office:value-type="float" office:value="0.0113146" calcext:value-type="float">
            <text:p>0,01131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.33655" calcext:value-type="float">
            <text:p>64,3365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69665" calcext:value-type="float">
            <text:p>0,69665</text:p>
          </table:table-cell>
          <table:table-cell office:value-type="float" office:value="0.0109467" calcext:value-type="float">
            <text:p>0,01094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32542" calcext:value-type="float">
            <text:p>64,3254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68552" calcext:value-type="float">
            <text:p>0,68552</text:p>
          </table:table-cell>
          <table:table-cell office:value-type="float" office:value="0.0107718" calcext:value-type="float">
            <text:p>0,01077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.30418" calcext:value-type="float">
            <text:p>64,3041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66428" calcext:value-type="float">
            <text:p>0,66428</text:p>
          </table:table-cell>
          <table:table-cell office:value-type="float" office:value="0.010438" calcext:value-type="float">
            <text:p>0,0104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39768" calcext:value-type="float">
            <text:p>2,40E-0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.28423" calcext:value-type="float">
            <text:p>64,2842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64433" calcext:value-type="float">
            <text:p>0,64433</text:p>
          </table:table-cell>
          <table:table-cell office:value-type="float" office:value="0.0101245" calcext:value-type="float">
            <text:p>0,01012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.2747" calcext:value-type="float">
            <text:p>64,274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6348" calcext:value-type="float">
            <text:p>0,6348</text:p>
          </table:table-cell>
          <table:table-cell office:value-type="float" office:value="0.00997481" calcext:value-type="float">
            <text:p>0,009974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19884" calcext:value-type="float">
            <text:p>1,20E-0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.24774" calcext:value-type="float">
            <text:p>64,2477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60784" calcext:value-type="float">
            <text:p>0,60784</text:p>
          </table:table-cell>
          <table:table-cell office:value-type="float" office:value="0.00955126" calcext:value-type="float">
            <text:p>0,009551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.23927" calcext:value-type="float">
            <text:p>64,2392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0941819" calcext:value-type="float">
            <text:p>0,009418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19884" calcext:value-type="float">
            <text:p>1,20E-0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79826" calcext:value-type="float">
            <text:p>1,80E-0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79826" calcext:value-type="float">
            <text:p>1,80E-0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.20762" calcext:value-type="float">
            <text:p>64,2076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56772" calcext:value-type="float">
            <text:p>0,56772</text:p>
          </table:table-cell>
          <table:table-cell office:value-type="float" office:value="0.0089208" calcext:value-type="float">
            <text:p>0,0089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.20022" calcext:value-type="float">
            <text:p>64,2002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56032" calcext:value-type="float">
            <text:p>0,56032</text:p>
          </table:table-cell>
          <table:table-cell office:value-type="float" office:value="0.00880451" calcext:value-type="float">
            <text:p>0,008804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.17918" calcext:value-type="float">
            <text:p>64,1791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53928" calcext:value-type="float">
            <text:p>0,53928</text:p>
          </table:table-cell>
          <table:table-cell office:value-type="float" office:value="0.00847387" calcext:value-type="float">
            <text:p>0,008473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63.6399" calcext:value-type="float">
            <text:p>63,63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599419" calcext:value-type="float">
            <text:p>5,99E-0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79826" calcext:value-type="float">
            <text:p>1,80E-0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539477" calcext:value-type="float">
            <text:p>5,39E-0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.15343" calcext:value-type="float">
            <text:p>64,1534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51353" calcext:value-type="float">
            <text:p>0,51353</text:p>
          </table:table-cell>
          <table:table-cell office:value-type="float" office:value="0.00806938" calcext:value-type="float">
            <text:p>0,008069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19884" calcext:value-type="float">
            <text:p>1,20E-0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.14148" calcext:value-type="float">
            <text:p>64,1414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50158" calcext:value-type="float">
            <text:p>0,50158</text:p>
          </table:table-cell>
          <table:table-cell office:value-type="float" office:value="0.00788152" calcext:value-type="float">
            <text:p>0,007881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.13573" calcext:value-type="float">
            <text:p>64,1357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9583" calcext:value-type="float">
            <text:p>0,49583</text:p>
          </table:table-cell>
          <table:table-cell office:value-type="float" office:value="0.00779113" calcext:value-type="float">
            <text:p>0,007791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39768" calcext:value-type="float">
            <text:p>2,40E-0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19884" calcext:value-type="float">
            <text:p>1,20E-0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.11391" calcext:value-type="float">
            <text:p>64,113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7401" calcext:value-type="float">
            <text:p>0,47401</text:p>
          </table:table-cell>
          <table:table-cell office:value-type="float" office:value="0.00744838" calcext:value-type="float">
            <text:p>0,007448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.09878" calcext:value-type="float">
            <text:p>64,0987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5888" calcext:value-type="float">
            <text:p>0,45888</text:p>
          </table:table-cell>
          <table:table-cell office:value-type="float" office:value="0.00721053" calcext:value-type="float">
            <text:p>0,007210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.09393" calcext:value-type="float">
            <text:p>64,093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5403" calcext:value-type="float">
            <text:p>0,45403</text:p>
          </table:table-cell>
          <table:table-cell office:value-type="float" office:value="0.00713441" calcext:value-type="float">
            <text:p>0,007134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.08924" calcext:value-type="float">
            <text:p>64,0892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4934" calcext:value-type="float">
            <text:p>0,44934</text:p>
          </table:table-cell>
          <table:table-cell office:value-type="float" office:value="0.00706068" calcext:value-type="float">
            <text:p>0,007060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.08458" calcext:value-type="float">
            <text:p>64,0845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4468" calcext:value-type="float">
            <text:p>0,44468</text:p>
          </table:table-cell>
          <table:table-cell office:value-type="float" office:value="0.00698743" calcext:value-type="float">
            <text:p>0,006987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79826" calcext:value-type="float">
            <text:p>1,80E-0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.07124" calcext:value-type="float">
            <text:p>64,0712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3134" calcext:value-type="float">
            <text:p>0,43134</text:p>
          </table:table-cell>
          <table:table-cell office:value-type="float" office:value="0.00677787" calcext:value-type="float">
            <text:p>0,006777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4.06697" calcext:value-type="float">
            <text:p>64,0669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2707" calcext:value-type="float">
            <text:p>0,42707</text:p>
          </table:table-cell>
          <table:table-cell office:value-type="float" office:value="0.00671074" calcext:value-type="float">
            <text:p>0,006710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.06281" calcext:value-type="float">
            <text:p>64,0628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229" calcext:value-type="float">
            <text:p>0,4229</text:p>
          </table:table-cell>
          <table:table-cell office:value-type="float" office:value="0.00664528" calcext:value-type="float">
            <text:p>0,006645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79535" calcext:value-type="float">
            <text:p>4,80E-0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4.05466" calcext:value-type="float">
            <text:p>64,0546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1476" calcext:value-type="float">
            <text:p>0,41476</text:p>
          </table:table-cell>
          <table:table-cell office:value-type="float" office:value="0.00651724" calcext:value-type="float">
            <text:p>0,006517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4.05071" calcext:value-type="float">
            <text:p>64,0507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1081" calcext:value-type="float">
            <text:p>0,41081</text:p>
          </table:table-cell>
          <table:table-cell office:value-type="float" office:value="0.00645526" calcext:value-type="float">
            <text:p>0,006455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19884" calcext:value-type="float">
            <text:p>1,20E-0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.04305" calcext:value-type="float">
            <text:p>64,0430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40315" calcext:value-type="float">
            <text:p>0,40315</text:p>
          </table:table-cell>
          <table:table-cell office:value-type="float" office:value="0.0063349" calcext:value-type="float">
            <text:p>0,00633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4.03931" calcext:value-type="float">
            <text:p>64,0393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9941" calcext:value-type="float">
            <text:p>0,39941</text:p>
          </table:table-cell>
          <table:table-cell office:value-type="float" office:value="0.00627616" calcext:value-type="float">
            <text:p>0,006276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.03567" calcext:value-type="float">
            <text:p>64,0356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9577" calcext:value-type="float">
            <text:p>0,39577</text:p>
          </table:table-cell>
          <table:table-cell office:value-type="float" office:value="0.00621885" calcext:value-type="float">
            <text:p>0,006218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539477" calcext:value-type="float">
            <text:p>5,39E-0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39768" calcext:value-type="float">
            <text:p>2,40E-0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79535" calcext:value-type="float">
            <text:p>4,80E-0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63.6399" calcext:value-type="float">
            <text:p>63,6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4.01505" calcext:value-type="float">
            <text:p>64,0150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7515" calcext:value-type="float">
            <text:p>0,37515</text:p>
          </table:table-cell>
          <table:table-cell office:value-type="float" office:value="0.00589493" calcext:value-type="float">
            <text:p>0,005894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4.01182" calcext:value-type="float">
            <text:p>64,0118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7192" calcext:value-type="float">
            <text:p>0,37192</text:p>
          </table:table-cell>
          <table:table-cell office:value-type="float" office:value="0.0058441" calcext:value-type="float">
            <text:p>0,00584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63.6399" calcext:value-type="float">
            <text:p>63,6399</text:p>
          </table:table-cell>
          <table:table-cell office:value-type="float" office:value="-0" calcext:value-type="float">
            <text:p>0</text:p>
          </table:table-cell>
          <table:table-cell table:style-name="ce1" office:value-type="float" office:value="-0.0000000599419" calcext:value-type="float">
            <text:p>-5,99E-0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4.00554" calcext:value-type="float">
            <text:p>64,0055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6564" calcext:value-type="float">
            <text:p>0,36564</text:p>
          </table:table-cell>
          <table:table-cell office:value-type="float" office:value="0.00574543" calcext:value-type="float">
            <text:p>0,005745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79826" calcext:value-type="float">
            <text:p>1,80E-0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3.99943" calcext:value-type="float">
            <text:p>63,9994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5953" calcext:value-type="float">
            <text:p>0,35953</text:p>
          </table:table-cell>
          <table:table-cell office:value-type="float" office:value="0.00564947" calcext:value-type="float">
            <text:p>0,005649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63.6399" calcext:value-type="float">
            <text:p>63,6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3.99355" calcext:value-type="float">
            <text:p>63,9935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5365" calcext:value-type="float">
            <text:p>0,35365</text:p>
          </table:table-cell>
          <table:table-cell office:value-type="float" office:value="0.00555703" calcext:value-type="float">
            <text:p>0,005557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9907" calcext:value-type="float">
            <text:p>63,990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508" calcext:value-type="float">
            <text:p>0,3508</text:p>
          </table:table-cell>
          <table:table-cell office:value-type="float" office:value="0.00551232" calcext:value-type="float">
            <text:p>0,005512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3.98786" calcext:value-type="float">
            <text:p>63,9878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4796" calcext:value-type="float">
            <text:p>0,34796</text:p>
          </table:table-cell>
          <table:table-cell office:value-type="float" office:value="0.00546766" calcext:value-type="float">
            <text:p>0,005467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19884" calcext:value-type="float">
            <text:p>1,20E-0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.98236" calcext:value-type="float">
            <text:p>63,9823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4246" calcext:value-type="float">
            <text:p>0,34246</text:p>
          </table:table-cell>
          <table:table-cell office:value-type="float" office:value="0.00538117" calcext:value-type="float">
            <text:p>0,005381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79826" calcext:value-type="float">
            <text:p>1,80E-0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19593" calcext:value-type="float">
            <text:p>4,20E-0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3.97184" calcext:value-type="float">
            <text:p>63,9718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3194" calcext:value-type="float">
            <text:p>0,33194</text:p>
          </table:table-cell>
          <table:table-cell office:value-type="float" office:value="0.00521597" calcext:value-type="float">
            <text:p>0,005215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3.96931" calcext:value-type="float">
            <text:p>63,9693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2941" calcext:value-type="float">
            <text:p>0,32941</text:p>
          </table:table-cell>
          <table:table-cell office:value-type="float" office:value="0.0051761" calcext:value-type="float">
            <text:p>0,00517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63.6399" calcext:value-type="float">
            <text:p>63,63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599419" calcext:value-type="float">
            <text:p>5,99E-0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3.96437" calcext:value-type="float">
            <text:p>63,9643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2447" calcext:value-type="float">
            <text:p>0,32447</text:p>
          </table:table-cell>
          <table:table-cell office:value-type="float" office:value="0.00509848" calcext:value-type="float">
            <text:p>0,005098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3.63989" calcext:value-type="float">
            <text:p>63,6398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001" calcext:value-type="float">
            <text:p>-0,00001</text:p>
          </table:table-cell>
          <table:table-cell table:style-name="ce1" office:value-type="float" office:value="-0.000000119884" calcext:value-type="float">
            <text:p>-1,20E-0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3.95956" calcext:value-type="float">
            <text:p>63,9595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1966" calcext:value-type="float">
            <text:p>0,31966</text:p>
          </table:table-cell>
          <table:table-cell office:value-type="float" office:value="0.00502295" calcext:value-type="float">
            <text:p>0,005022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3.95489" calcext:value-type="float">
            <text:p>63,9548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1499" calcext:value-type="float">
            <text:p>0,31499</text:p>
          </table:table-cell>
          <table:table-cell office:value-type="float" office:value="0.00494952" calcext:value-type="float">
            <text:p>0,004949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3.95262" calcext:value-type="float">
            <text:p>63,9526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1272" calcext:value-type="float">
            <text:p>0,31272</text:p>
          </table:table-cell>
          <table:table-cell office:value-type="float" office:value="0.00491392" calcext:value-type="float">
            <text:p>0,004913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79535" calcext:value-type="float">
            <text:p>4,80E-0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.94818" calcext:value-type="float">
            <text:p>63,9481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0828" calcext:value-type="float">
            <text:p>0,30828</text:p>
          </table:table-cell>
          <table:table-cell office:value-type="float" office:value="0.00484415" calcext:value-type="float">
            <text:p>0,004844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3.946" calcext:value-type="float">
            <text:p>63,94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061" calcext:value-type="float">
            <text:p>0,3061</text:p>
          </table:table-cell>
          <table:table-cell office:value-type="float" office:value="0.0048098" calcext:value-type="float">
            <text:p>0,00480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3.94385" calcext:value-type="float">
            <text:p>63,9438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30395" calcext:value-type="float">
            <text:p>0,30395</text:p>
          </table:table-cell>
          <table:table-cell office:value-type="float" office:value="0.00477605" calcext:value-type="float">
            <text:p>0,004776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3.63989" calcext:value-type="float">
            <text:p>63,6398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001" calcext:value-type="float">
            <text:p>-0,00001</text:p>
          </table:table-cell>
          <table:table-cell table:style-name="ce1" office:value-type="float" office:value="-0.000000179826" calcext:value-type="float">
            <text:p>-1,80E-0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3.93963" calcext:value-type="float">
            <text:p>63,9396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9973" calcext:value-type="float">
            <text:p>0,29973</text:p>
          </table:table-cell>
          <table:table-cell office:value-type="float" office:value="0.00470982" calcext:value-type="float">
            <text:p>0,004709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.93756" calcext:value-type="float">
            <text:p>63,9375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9766" calcext:value-type="float">
            <text:p>0,29766</text:p>
          </table:table-cell>
          <table:table-cell office:value-type="float" office:value="0.00467727" calcext:value-type="float">
            <text:p>0,004677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.93553" calcext:value-type="float">
            <text:p>63,9355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9563" calcext:value-type="float">
            <text:p>0,29563</text:p>
          </table:table-cell>
          <table:table-cell office:value-type="float" office:value="0.00464538" calcext:value-type="float">
            <text:p>0,004645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3.93354" calcext:value-type="float">
            <text:p>63,9335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9364" calcext:value-type="float">
            <text:p>0,29364</text:p>
          </table:table-cell>
          <table:table-cell office:value-type="float" office:value="0.00461415" calcext:value-type="float">
            <text:p>0,004614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39768" calcext:value-type="float">
            <text:p>2,40E-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.92958" calcext:value-type="float">
            <text:p>63,9295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8968" calcext:value-type="float">
            <text:p>0,28968</text:p>
          </table:table-cell>
          <table:table-cell office:value-type="float" office:value="0.00455181" calcext:value-type="float">
            <text:p>0,004551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19884" calcext:value-type="float">
            <text:p>1,20E-0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3.92578" calcext:value-type="float">
            <text:p>63,9257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8588" calcext:value-type="float">
            <text:p>0,28588</text:p>
          </table:table-cell>
          <table:table-cell office:value-type="float" office:value="0.00449217" calcext:value-type="float">
            <text:p>0,004492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.63987" calcext:value-type="float">
            <text:p>63,6398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003" calcext:value-type="float">
            <text:p>-0,00003</text:p>
          </table:table-cell>
          <table:table-cell table:style-name="ce1" office:value-type="float" office:value="-0.000000419593" calcext:value-type="float">
            <text:p>-4,20E-0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19884" calcext:value-type="float">
            <text:p>1,20E-0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63.6399" calcext:value-type="float">
            <text:p>63,6399</text:p>
          </table:table-cell>
          <table:table-cell office:value-type="float" office:value="-0" calcext:value-type="float">
            <text:p>0</text:p>
          </table:table-cell>
          <table:table-cell table:style-name="ce1" office:value-type="float" office:value="-0.0000000599419" calcext:value-type="float">
            <text:p>-5,99E-0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63.6399" calcext:value-type="float">
            <text:p>63,6399</text:p>
          </table:table-cell>
          <table:table-cell office:value-type="float" office:value="-0" calcext:value-type="float">
            <text:p>0</text:p>
          </table:table-cell>
          <table:table-cell table:style-name="ce1" office:value-type="float" office:value="-0.0000000599419" calcext:value-type="float">
            <text:p>-5,99E-0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39768" calcext:value-type="float">
            <text:p>2,40E-0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3.91491" calcext:value-type="float">
            <text:p>63,914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7501" calcext:value-type="float">
            <text:p>0,27501</text:p>
          </table:table-cell>
          <table:table-cell office:value-type="float" office:value="0.00432127" calcext:value-type="float">
            <text:p>0,004321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3.63991" calcext:value-type="float">
            <text:p>63,6399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1" calcext:value-type="float">
            <text:p>0,00001</text:p>
          </table:table-cell>
          <table:table-cell table:style-name="ce1" office:value-type="float" office:value="0.000000179826" calcext:value-type="float">
            <text:p>1,80E-0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539477" calcext:value-type="float">
            <text:p>5,39E-0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3.90976" calcext:value-type="float">
            <text:p>63,9097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6986" calcext:value-type="float">
            <text:p>0,26986</text:p>
          </table:table-cell>
          <table:table-cell office:value-type="float" office:value="0.00424035" calcext:value-type="float">
            <text:p>0,004240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3.9081" calcext:value-type="float">
            <text:p>63,908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682" calcext:value-type="float">
            <text:p>0,2682</text:p>
          </table:table-cell>
          <table:table-cell office:value-type="float" office:value="0.00421434" calcext:value-type="float">
            <text:p>0,004214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.90644" calcext:value-type="float">
            <text:p>63,9064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6654" calcext:value-type="float">
            <text:p>0,26654</text:p>
          </table:table-cell>
          <table:table-cell office:value-type="float" office:value="0.00418832" calcext:value-type="float">
            <text:p>0,004188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3.90478" calcext:value-type="float">
            <text:p>63,9047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6488" calcext:value-type="float">
            <text:p>0,26488</text:p>
          </table:table-cell>
          <table:table-cell office:value-type="float" office:value="0.00416219" calcext:value-type="float">
            <text:p>0,004162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.90318" calcext:value-type="float">
            <text:p>63,9031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6328" calcext:value-type="float">
            <text:p>0,26328</text:p>
          </table:table-cell>
          <table:table-cell office:value-type="float" office:value="0.00413707" calcext:value-type="float">
            <text:p>0,004137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3.90158" calcext:value-type="float">
            <text:p>63,9015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6168" calcext:value-type="float">
            <text:p>0,26168</text:p>
          </table:table-cell>
          <table:table-cell office:value-type="float" office:value="0.00411196" calcext:value-type="float">
            <text:p>0,004111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39768" calcext:value-type="float">
            <text:p>2,40E-0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3.89846" calcext:value-type="float">
            <text:p>63,8984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5856" calcext:value-type="float">
            <text:p>0,25856</text:p>
          </table:table-cell>
          <table:table-cell office:value-type="float" office:value="0.00406286" calcext:value-type="float">
            <text:p>0,004062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.89693" calcext:value-type="float">
            <text:p>63,896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5703" calcext:value-type="float">
            <text:p>0,25703</text:p>
          </table:table-cell>
          <table:table-cell office:value-type="float" office:value="0.00403883" calcext:value-type="float">
            <text:p>0,004038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3.63989" calcext:value-type="float">
            <text:p>63,6398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001" calcext:value-type="float">
            <text:p>-0,00001</text:p>
          </table:table-cell>
          <table:table-cell table:style-name="ce1" office:value-type="float" office:value="-0.000000179826" calcext:value-type="float">
            <text:p>-1,80E-0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3.8939" calcext:value-type="float">
            <text:p>63,893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54" calcext:value-type="float">
            <text:p>0,254</text:p>
          </table:table-cell>
          <table:table-cell office:value-type="float" office:value="0.00399117" calcext:value-type="float">
            <text:p>0,003991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89241" calcext:value-type="float">
            <text:p>63,89241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5251" calcext:value-type="float">
            <text:p>0,25251</text:p>
          </table:table-cell>
          <table:table-cell office:value-type="float" office:value="0.0039678" calcext:value-type="float">
            <text:p>0,00396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3.89097" calcext:value-type="float">
            <text:p>63,89097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5107" calcext:value-type="float">
            <text:p>0,25107</text:p>
          </table:table-cell>
          <table:table-cell office:value-type="float" office:value="0.0039452" calcext:value-type="float">
            <text:p>0,00394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19593" calcext:value-type="float">
            <text:p>4,20E-0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3.88669" calcext:value-type="float">
            <text:p>63,8866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4679" calcext:value-type="float">
            <text:p>0,24679</text:p>
          </table:table-cell>
          <table:table-cell office:value-type="float" office:value="0.00387794" calcext:value-type="float">
            <text:p>0,003877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.8853" calcext:value-type="float">
            <text:p>63,885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454" calcext:value-type="float">
            <text:p>0,2454</text:p>
          </table:table-cell>
          <table:table-cell office:value-type="float" office:value="0.003856" calcext:value-type="float">
            <text:p>0,0038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29971" calcext:value-type="float">
            <text:p>3,00E-0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3.88254" calcext:value-type="float">
            <text:p>63,8825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4264" calcext:value-type="float">
            <text:p>0,24264</text:p>
          </table:table-cell>
          <table:table-cell office:value-type="float" office:value="0.00381267" calcext:value-type="float">
            <text:p>0,003812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.88118" calcext:value-type="float">
            <text:p>63,8811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4128" calcext:value-type="float">
            <text:p>0,24128</text:p>
          </table:table-cell>
          <table:table-cell office:value-type="float" office:value="0.00379127" calcext:value-type="float">
            <text:p>0,003791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.63994" calcext:value-type="float">
            <text:p>63,63994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4" calcext:value-type="float">
            <text:p>0,00004</text:p>
          </table:table-cell>
          <table:table-cell table:style-name="ce1" office:value-type="float" office:value="0.000000599419" calcext:value-type="float">
            <text:p>5,99E-0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.87722" calcext:value-type="float">
            <text:p>63,8772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3732" calcext:value-type="float">
            <text:p>0,23732</text:p>
          </table:table-cell>
          <table:table-cell office:value-type="float" office:value="0.00372905" calcext:value-type="float">
            <text:p>0,003729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.87592" calcext:value-type="float">
            <text:p>63,875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3602" calcext:value-type="float">
            <text:p>0,23602</text:p>
          </table:table-cell>
          <table:table-cell office:value-type="float" office:value="0.00370861" calcext:value-type="float">
            <text:p>0,003708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3.6399" calcext:value-type="float">
            <text:p>63,63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599419" calcext:value-type="float">
            <text:p>5,99E-0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.63993" calcext:value-type="float">
            <text:p>63,63993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3" calcext:value-type="float">
            <text:p>0,00003</text:p>
          </table:table-cell>
          <table:table-cell table:style-name="ce1" office:value-type="float" office:value="0.000000419593" calcext:value-type="float">
            <text:p>4,20E-0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3.87215" calcext:value-type="float">
            <text:p>63,8721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3225" calcext:value-type="float">
            <text:p>0,23225</text:p>
          </table:table-cell>
          <table:table-cell office:value-type="float" office:value="0.0036495" calcext:value-type="float">
            <text:p>0,00364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3.87085" calcext:value-type="float">
            <text:p>63,87085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3095" calcext:value-type="float">
            <text:p>0,23095</text:p>
          </table:table-cell>
          <table:table-cell office:value-type="float" office:value="0.003629" calcext:value-type="float">
            <text:p>0,0036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3.86968" calcext:value-type="float">
            <text:p>63,8696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2978" calcext:value-type="float">
            <text:p>0,22978</text:p>
          </table:table-cell>
          <table:table-cell office:value-type="float" office:value="0.0036106" calcext:value-type="float">
            <text:p>0,00361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3.6399" calcext:value-type="float">
            <text:p>63,63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599419" calcext:value-type="float">
            <text:p>5,99E-0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3.86726" calcext:value-type="float">
            <text:p>63,8672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2736" calcext:value-type="float">
            <text:p>0,22736</text:p>
          </table:table-cell>
          <table:table-cell office:value-type="float" office:value="0.0035726" calcext:value-type="float">
            <text:p>0,00357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3.86602" calcext:value-type="float">
            <text:p>63,8660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2612" calcext:value-type="float">
            <text:p>0,22612</text:p>
          </table:table-cell>
          <table:table-cell office:value-type="float" office:value="0.00355306" calcext:value-type="float">
            <text:p>0,003553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.63988" calcext:value-type="float">
            <text:p>63,6398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002" calcext:value-type="float">
            <text:p>-0,00002</text:p>
          </table:table-cell>
          <table:table-cell table:style-name="ce1" office:value-type="float" office:value="-0.000000239768" calcext:value-type="float">
            <text:p>-2,40E-0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3.63989" calcext:value-type="float">
            <text:p>63,6398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001" calcext:value-type="float">
            <text:p>-0,00001</text:p>
          </table:table-cell>
          <table:table-cell table:style-name="ce1" office:value-type="float" office:value="-0.000000119884" calcext:value-type="float">
            <text:p>-1,20E-0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3.86252" calcext:value-type="float">
            <text:p>63,8625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2262" calcext:value-type="float">
            <text:p>0,22262</text:p>
          </table:table-cell>
          <table:table-cell office:value-type="float" office:value="0.00349815" calcext:value-type="float">
            <text:p>0,003498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.63988" calcext:value-type="float">
            <text:p>63,63988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-0.00002" calcext:value-type="float">
            <text:p>-0,00002</text:p>
          </table:table-cell>
          <table:table-cell table:style-name="ce1" office:value-type="float" office:value="-0.000000359651" calcext:value-type="float">
            <text:p>-3,60E-0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.86029" calcext:value-type="float">
            <text:p>63,8602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2039" calcext:value-type="float">
            <text:p>0,22039</text:p>
          </table:table-cell>
          <table:table-cell office:value-type="float" office:value="0.00346302" calcext:value-type="float">
            <text:p>0,003463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3.85919" calcext:value-type="float">
            <text:p>63,85919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1929" calcext:value-type="float">
            <text:p>0,21929</text:p>
          </table:table-cell>
          <table:table-cell office:value-type="float" office:value="0.00344576" calcext:value-type="float">
            <text:p>0,00344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3.85806" calcext:value-type="float">
            <text:p>63,85806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21816" calcext:value-type="float">
            <text:p>0,21816</text:p>
          </table:table-cell>
          <table:table-cell office:value-type="float" office:value="0.00342808" calcext:value-type="float">
            <text:p>0,003428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3.63992" calcext:value-type="float">
            <text:p>63,6399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0.00002" calcext:value-type="float">
            <text:p>0,00002</text:p>
          </table:table-cell>
          <table:table-cell table:style-name="ce1" office:value-type="float" office:value="0.000000359651" calcext:value-type="float">
            <text:p>3,60E-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6T19:47:57.778344526</dc:date>
    <meta:document-statistic meta:table-count="1" meta:cell-count="1005" meta:object-count="1"/>
    <meta:generator>LibreOffice/4.1.6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inimum="0" chart:maximum="205" chart:interval-major="10" chart:reverse-direction="false" text:line-break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616cm" svg:height="13.447cm" xlink:href=".." xlink:type="simple" chart:class="chart:scatter" chart:style-name="ch1">
        <chart:legend chart:legend-position="end" svg:x="28.801cm" svg:y="6.424cm" style:legend-expansion="high" chart:style-name="ch2"/>
        <chart:plot-area chart:style-name="ch3" table:cell-range-address="Лист1.A1:Лист1.A201 Лист1.E1:Лист1.E201" chart:data-source-has-labels="row" svg:x="1.142cm" svg:y="1.207cm" svg:width="26.275cm" svg:height="11.552cm">
          <chartooo:coordinate-region svg:x="1.975cm" svg:y="1.406cm" svg:width="25.442cm" svg:height="11.1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2:Лист1.E201" chart:label-cell-address="Лист1.E1:Лист1.E1" chart:class="chart:scatter">
            <chart:domain table:cell-range-address="Лист1.A2:Лист1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тносительная погрешность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201</svg:desc>
                </draw:g>
              </table:table-cell>
              <table:table-cell office:value-type="float" office:value="-0.318761">
                <text:p>-0.318761</text:p>
                <draw:g>
                  <svg:desc>Лист1.E2:Лист1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318761">
                <text:p>-0.318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00333055">
                <text:p>-0.00333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73621">
                <text:p>0.273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000131393">
                <text:p>-0.00013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89067">
                <text:p>0.189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54645">
                <text:p>0.154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48987">
                <text:p>0.148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07872">
                <text:p>0.107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000131513">
                <text:p>-0.000131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814424">
                <text:p>0.0814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5613">
                <text:p>0.075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00419593">
                <text:p>0.000000419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00000671349">
                <text:p>-0.00000671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0539477">
                <text:p>0.000000539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621538">
                <text:p>0.000621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430171">
                <text:p>0.0430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132112">
                <text:p>0.000132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357845">
                <text:p>0.0357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338939">
                <text:p>0.0338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321973">
                <text:p>0.0321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30696">
                <text:p>0.030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479535">
                <text:p>0.000000479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0419593">
                <text:p>0.000000419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268535">
                <text:p>0.0268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725297">
                <text:p>0.00000725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24809">
                <text:p>0.024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239017">
                <text:p>0.0239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00479535">
                <text:p>0.000000479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209797">
                <text:p>0.000002097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96232">
                <text:p>0.0196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00179826">
                <text:p>0.0000001798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170924">
                <text:p>0.0170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166641">
                <text:p>0.0166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162568">
                <text:p>0.0162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0479535">
                <text:p>0.000000479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0239768">
                <text:p>0.000000239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151489">
                <text:p>0.0151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148127">
                <text:p>0.01481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41841">
                <text:p>0.0141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00599419">
                <text:p>0.0000000599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0239768">
                <text:p>0.000000239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599419">
                <text:p>0.000000599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2586">
                <text:p>0.012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539477">
                <text:p>0.000000539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19162">
                <text:p>0.0119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0599419">
                <text:p>0.0000000599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115082">
                <text:p>0.0115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113146">
                <text:p>0.01131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109467">
                <text:p>0.0109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107718">
                <text:p>0.01077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10438">
                <text:p>0.010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000239768">
                <text:p>0.000000239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101245">
                <text:p>0.0101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997481">
                <text:p>0.00997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000119884">
                <text:p>0.0000001198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955126">
                <text:p>0.00955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941819">
                <text:p>0.00941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0000119884">
                <text:p>0.0000001198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000179826">
                <text:p>0.0000001798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000179826">
                <text:p>0.000000179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89208">
                <text:p>0.0089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880451">
                <text:p>0.00880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847387">
                <text:p>0.008473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00000599419">
                <text:p>0.0000000599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0000179826">
                <text:p>0.000000179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000539477">
                <text:p>0.000000539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806938">
                <text:p>0.008069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000119884">
                <text:p>0.0000001198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788152">
                <text:p>0.00788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779113">
                <text:p>0.00779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0000239768">
                <text:p>0.0000002397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000119884">
                <text:p>0.0000001198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744838">
                <text:p>0.007448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721053">
                <text:p>0.00721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713441">
                <text:p>0.00713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706068">
                <text:p>0.00706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698743">
                <text:p>0.006987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00179826">
                <text:p>0.0000001798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677787">
                <text:p>0.006777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671074">
                <text:p>0.00671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664528">
                <text:p>0.00664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0000479535">
                <text:p>0.0000004795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651724">
                <text:p>0.00651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645526">
                <text:p>0.006455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000119884">
                <text:p>0.0000001198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63349">
                <text:p>0.00633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627616">
                <text:p>0.006276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621885">
                <text:p>0.006218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000539477">
                <text:p>0.0000005394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000239768">
                <text:p>0.0000002397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000479535">
                <text:p>0.000000479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589493">
                <text:p>0.005894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58441">
                <text:p>0.00584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0.0000000599419">
                <text:p>-0.00000005994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574543">
                <text:p>0.005745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000179826">
                <text:p>0.000000179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564947">
                <text:p>0.0056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555703">
                <text:p>0.005557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551232">
                <text:p>0.005512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546766">
                <text:p>0.00546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000119884">
                <text:p>0.0000001198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538117">
                <text:p>0.005381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000179826">
                <text:p>0.0000001798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000419593">
                <text:p>0.0000004195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521597">
                <text:p>0.005215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51761">
                <text:p>0.00517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00000599419">
                <text:p>0.00000005994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509848">
                <text:p>0.00509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0.000000119884">
                <text:p>-0.0000001198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502295">
                <text:p>0.00502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494952">
                <text:p>0.00494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491392">
                <text:p>0.004913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0000479535">
                <text:p>0.0000004795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484415">
                <text:p>0.004844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48098">
                <text:p>0.00480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477605">
                <text:p>0.004776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000000179826">
                <text:p>-0.0000001798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470982">
                <text:p>0.004709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467727">
                <text:p>0.00467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464538">
                <text:p>0.004645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461415">
                <text:p>0.004614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0000239768">
                <text:p>0.000000239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455181">
                <text:p>0.00455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0000119884">
                <text:p>0.0000001198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449217">
                <text:p>0.004492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0.000000419593">
                <text:p>-0.0000004195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0000119884">
                <text:p>0.0000001198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0.0000000599419">
                <text:p>-0.000000059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0.0000000599419">
                <text:p>-0.00000005994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0000239768">
                <text:p>0.0000002397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432127">
                <text:p>0.004321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0000179826">
                <text:p>0.000000179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0000539477">
                <text:p>0.0000005394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424035">
                <text:p>0.004240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421434">
                <text:p>0.004214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418832">
                <text:p>0.004188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416219">
                <text:p>0.00416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413707">
                <text:p>0.004137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411196">
                <text:p>0.004111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0000239768">
                <text:p>0.0000002397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406286">
                <text:p>0.004062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403883">
                <text:p>0.004038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0.000000179826">
                <text:p>-0.0000001798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399117">
                <text:p>0.003991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39678">
                <text:p>0.00396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39452">
                <text:p>0.00394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0000419593">
                <text:p>0.0000004195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387794">
                <text:p>0.003877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000029971">
                <text:p>0.000000299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381267">
                <text:p>0.003812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379127">
                <text:p>0.003791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0000359651">
                <text:p>0.0000003596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0000599419">
                <text:p>0.0000005994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372905">
                <text:p>0.003729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370861">
                <text:p>0.003708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00000599419">
                <text:p>0.00000005994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0000419593">
                <text:p>0.0000004195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36495">
                <text:p>0.00364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3629">
                <text:p>0.0036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36106">
                <text:p>0.00361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00000599419">
                <text:p>0.00000005994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35726">
                <text:p>0.00357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355306">
                <text:p>0.003553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0.000000239768">
                <text:p>-0.0000002397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0.000000119884">
                <text:p>-0.0000001198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349815">
                <text:p>0.00349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0.000000359651">
                <text:p>-0.0000003596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346302">
                <text:p>0.003463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344576">
                <text:p>0.003445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342808">
                <text:p>0.003428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0359651">
                <text:p>0.000000359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